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</office:font-face-decls>
  <office:automatic-styles>
    <style:style style:name="P1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15e100" officeooo:paragraph-rsid="0015e100" style:font-size-asian="24pt" style:font-name-complex="SolaimanLipi" style:font-size-complex="24pt"/>
    </style:style>
    <style:style style:name="P2" style:family="paragraph" style:parent-style-name="Standard" style:list-style-name="L2">
      <style:paragraph-properties fo:margin-top="0in" fo:margin-bottom="0.1in" style:contextual-spacing="false" fo:text-align="justify" style:justify-single-word="false"/>
      <style:text-properties style:font-name="SolaimanLipi" fo:font-size="24pt" officeooo:rsid="0015e100" officeooo:paragraph-rsid="0015e100" style:font-size-asian="24pt" style:font-name-complex="SolaimanLipi" style:font-size-complex="24pt"/>
    </style:style>
    <style:style style:name="P3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176253" officeooo:paragraph-rsid="00176253" style:font-size-asian="24pt" style:font-name-complex="SolaimanLipi" style:font-size-complex="24pt"/>
    </style:style>
    <style:style style:name="P4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18061f" officeooo:paragraph-rsid="0018061f" style:font-size-asian="24pt" style:font-name-complex="SolaimanLipi" style:font-size-complex="24pt"/>
    </style:style>
    <style:style style:name="P5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1a318f" officeooo:paragraph-rsid="001a318f" style:font-size-asian="24pt" style:font-name-complex="SolaimanLipi" style:font-size-complex="24pt"/>
    </style:style>
    <style:style style:name="P6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1c058c" officeooo:paragraph-rsid="001c058c" style:font-size-asian="24pt" style:font-name-complex="SolaimanLipi" style:font-size-complex="24pt"/>
    </style:style>
    <style:style style:name="P7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1cdf0f" officeooo:paragraph-rsid="001cdf0f" style:font-size-asian="24pt" style:font-name-complex="SolaimanLipi" style:font-size-complex="24pt"/>
    </style:style>
    <style:style style:name="P8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201682" officeooo:paragraph-rsid="00201682" style:font-size-asian="24pt" style:font-name-complex="SolaimanLipi" style:font-size-complex="24pt"/>
    </style:style>
    <style:style style:name="T1" style:family="text">
      <style:text-properties officeooo:rsid="0018b771"/>
    </style:style>
    <style:style style:name="T2" style:family="text">
      <style:text-properties officeooo:rsid="001e9465"/>
    </style:style>
    <style:style style:name="T3" style:family="text">
      <style:text-properties officeooo:rsid="0021d0b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indentation, blank space এবং code ফরম্যাটিং এর উদ্দেশ্য</text:p>
      <text:list text:style-name="L2">
        <text:list-item>
          <text:p text:style-name="P2">কোড দেখতে সুন্দর হয়</text:p>
        </text:list-item>
        <text:list-item>
          <text:p text:style-name="P2">অন্যরা কোড সহজে বুঝতে পারে</text:p>
        </text:list-item>
      </text:list>
      <text:p text:style-name="P3">* space দিতে হয় দাড়ি (fullstop), কমা (comma), কোলন (:) ইত্যাদি punctuation mark এর পরে</text:p>
      <text:p text:style-name="P3"/>
      <text:p text:style-name="P4"><text:span text:style-name="T1">* </text:span>কী কী বাগ আছে এখনো?</text:p>
      <text:p text:style-name="P3">1. Input validation এর অভাব</text:p>
      <text:p text:style-name="P3">2. 0 দিয়ে ভাগ দেওয়া যায়</text:p>
      <text:p text:style-name="P5">3. রেজাল্ট দেখতে সুন্দর না</text:p>
      <text:p text:style-name="P5"/>
      <text:p text:style-name="P6">Homework:</text:p>
      <text:p text:style-name="P6">1. Simple Calculator v1 না দেখে code করা</text:p>
      <text:p text:style-name="P7">2. তিনটি দশমিক সংখ্যা ইনপুট নিয়ে আলাদা আলাদা লাইনে যথাক্রমে সংখ্যা তিনটির যোগফল এবং গুণফল প্রকাশ করা</text:p>
      <text:p text:style-name="P7"><text:soft-page-break/>3. <text:span text:style-name="T2">double, char, float এর রেঞ্জ গুগল থেক খুঁজে বের করা।</text:span></text:p>
      <text:p text:style-name="P8">4. একটা সংখ্যা ইনপুট নিয়ে সেটার মান 100 কিনা যাচাই করা। যদি 100 হয় তবে স্ক্রিনে "The number is 100” প্রিন্ট করা। <text:span text:style-name="T3">[hint: if(x == 100) printf(“”);...]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19:30:39.775000000</meta:creation-date>
    <dc:date>2023-08-19T20:10:07.048000000</dc:date>
    <meta:editing-duration>PT2H40M24S</meta:editing-duration>
    <meta:editing-cycles>30</meta:editing-cycles>
    <meta:generator>LibreOffice/7.4.7.2$Windows_X86_64 LibreOffice_project/723314e595e8007d3cf785c16538505a1c878ca5</meta:generator>
    <meta:document-statistic meta:table-count="0" meta:image-count="0" meta:object-count="0" meta:page-count="2" meta:paragraph-count="13" meta:word-count="121" meta:character-count="506" meta:non-whitespace-character-count="399"/>
  </office:meta>
</office:document-meta>
</file>